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3" style:master-page-name="">
      <style:paragraph-properties style:page-number="auto" fo:break-before="page"/>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lp_5f_tag" style:list-style-name="hlp_5f_tag"/>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3.2.1.oxt&#13;Update file created : curly_en-GB.update.xml&#13;&#13;06.04.2021 16:50: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3.2.1.oxt&#13;Update file created : curly_en-GB-A.update.xml&#13;&#13;06.04.2021 16:51: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3.2.1.oxt&#13;Update file created : curly_en-GB-L.update.xml&#13;&#13;06.04.2021 16:51: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18620650651429419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91981892811899422" text:style-name="L2">
        <text:list-item>
          <text:p text:style-name="P48">Version 2.1.2 :</text:p>
        </text:list-item>
      </text:list>
      <text:list xml:id="list6345561447940009754" text:style-name="L3">
        <text:list-item>
          <text:list>
            <text:list-item>
              <text:p text:style-name="P49">Localized help : resolved non-functional hyperlink due to API incompatibility introduced by Apache OpenOffice 4.1 (and LibreOffice 4.0).</text:p>
            </text:list-item>
          </text:list>
        </text:list-item>
      </text:list>
      <text:list xml:id="list36725600" text:continue-list="list791981892811899422" text:style-name="L2">
        <text:list-item>
          <text:p text:style-name="P48">Version 2.1.1 :</text:p>
        </text:list-item>
      </text:list>
      <text:list xml:id="list748008395356092835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6752114" text:continue-list="list36725600" text:style-name="L2">
        <text:list-item>
          <text:p text:style-name="P48">Version 2.1.0 :</text:p>
        </text:list-item>
      </text:list>
      <text:list xml:id="list207182804736107230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6741820" text:continue-list="list36752114" text:style-name="L2">
        <text:list-item>
          <text:p text:style-name="P48">Version 2.0.0 :</text:p>
        </text:list-item>
      </text:list>
      <text:list xml:id="list655120928918782616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6730772" text:continue-list="list36741820" text:style-name="L2">
        <text:list-item>
          <text:p text:style-name="P48">Version 1.5.3 :</text:p>
        </text:list-item>
      </text:list>
      <text:list xml:id="list788985038685163329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96863261450049256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3463322133882390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51244452893601257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00676001369296112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232131241470143079"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8060143145124268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73197190047339388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401376219894845093"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203665392378818192"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04397231601708313" text:style-name="L17">
        <text:list-item>
          <text:p text:style-name="P63">Arg1 : <text:span text:style-name="InstructionMacro">String</text:span> : mandatory, type of control used for the button</text:p>
        </text:list-item>
      </text:list>
      <text:list xml:id="list862807739199781495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676689313044833359"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218084305358755506"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947865003990081874"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72596526923697735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684557777736506555"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20050325457831643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43627009904424650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76763736041603244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017042441281431019"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567306312162287898"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74758083465243063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5212877336228964"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10955025578015994"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717182028530098578"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7286781481653162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0511181693425612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901385329558243031"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12772499496468988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1033960588202197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0920358422998823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73638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12201798798043146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4181287894340523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5335143613873814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7</dc:date>
     <text:p>internal</text:p>
     <text:p>Page2</text:p>
     <text:p/>
    </office:annotation>Paragraph styles</text:p>
      <text:p text:style-name="P28"><office:annotation>
     <dc:creator>BM</dc:creator>
     <dc:date>2008-03-13T00:00:00.97</dc:date>
     <text:p>internal</text:p>
     <text:p>Page7</text:p>
     <text:p/>
    </office:annotation>Hyperlinks</text:p>
      <text:p text:style-name="hlp_5f_paragraph"><text:span text:style-name="T14"><office:annotation>
      <dc:creator>BM</dc:creator>
      <dc:date>2008-03-13T00:00:00.97</dc:date>
      <text:p>internal</text:p>
      <text:p>Page3</text:p>
      <text:p/>
     </office:annotation></text:span><text:span text:style-name="T14">Text formatting</text:span></text:p>
      <text:p text:style-name="P28"><office:annotation>
     <dc:creator>BM</dc:creator>
     <dc:date>2008-03-26T00:00:00.9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8</dc:date>
     <text:p>external</text:p>
     <text:p>text/swriter/main0210.xhp</text:p>
     <text:p/>
    </office:annotation><text:span text:style-name="T14">Preview topic</text:span> </text:p>
      <text:p text:style-name="hlp_5f_paragraph">This hyperlink displays <text:s/><office:annotation>
     <dc:creator>BM</dc:creator>
     <dc:date>2008-03-15T00:00:00.9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754532" text:continue-list="list612772499496468988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722543" text:continue-list="list3673638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9</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99</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99</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6746747" text:continue-list="list3675453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6722503" text:continue-list="list36746747" text:style-name="hlp_5f_tag">
        <text:list-item>
          <text:p text:style-name="hlp_5f_tag">Index Writer = Curly quotes;conventions</text:p>
        </text:list-item>
        <text:list-item>
          <text:p text:style-name="hlp_5f_tag">Index = Apostrophe | Dash | Dialog | Quotation mark | Quote</text:p>
        </text:list-item>
        <text:list-item>
          <text:p text:style-name="P84">setURL("", "org.peter88213.curly_en-GB: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6741332" text:continue-list="list36722543"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6753234"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6743192"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6741113"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6725996"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6746941" text:continue-list="list36722503" text:style-name="hlp_5f_tag">
        <text:list-item>
          <text:p text:style-name="P84">Index Writer = <text:span text:style-name="T21">Guillemets</text:span>;conventions</text:p>
        </text:list-item>
        <text:list-item>
          <text:p text:style-name="P84">Index = Apostrophe | <text:span text:style-name="T21">Tiret</text:span> | Dialogue | <text:span text:style-name="T21">Guillemet</text:span></text:p>
        </text:list-item>
        <text:list-item>
          <text:p text:style-name="P84">setURL("", "org.peter88213.curly_en-GB: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6744185" text:continue-list="list36725996"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6726319"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6740104"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6730491"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6746970"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6731780" text:continue-list="list36746941" text:style-name="hlp_5f_tag">
        <text:list-item>
          <text:p text:style-name="P84">Index Writer = <text:span text:style-name="T21">Anführungszeichen</text:span>;Konventionen</text:p>
        </text:list-item>
        <text:list-item>
          <text:p text:style-name="P84">Index = Apostroph | <text:span text:style-name="T21">Gedankenstrich</text:span> | <text:span text:style-name="T21">Wörtliche Rede</text:span> | <text:span text:style-name="T21">Anführungszeichen</text:span></text:p>
        </text:list-item>
        <text:list-item>
          <text:p text:style-name="P84">setURL("", "org.peter88213.curly_en-GB: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6732258" text:continue-list="list36746970"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6742308"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6737790"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6739969"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6751217"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8" meta:character-count="875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3.2.1")

  setExtensionDescription("en, de, fr")
  setDisplayName("en", "curly (en-GB)")
  setTooltip("en", "en") ' deprecated ! starting from 3.1,use instead setExtensionDescription

  setPublisherName("en", "Peter Triesberger", "https://github.com/peter88213")
  setLicense("en")

  beginUpdateInformation("direct", "direct") 
	setUpdateSource("https://raw.githubusercontent.com/peter88213/curly-en-GB/master/", "https://raw.githubusercontent.com/peter88213/curly-en-GB/master/")
  endUpdateInformation
 
endDescription  


beginAnnexes 
  useLibrary("Basic", "curly_en-GB/")
endAnnexes


beginAddonUI

  beginOfficeHelp
	   beginTitles()
	  	setTitle("curly en-GB Help", "en")
      endTitles
      setURL("Basic", "curly_en-GB", "help", "show_help")
  endOfficeHelp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